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álny">
      <style:text-properties officeooo:rsid="00173480" officeooo:paragraph-rsid="00173480"/>
    </style:style>
    <style:style style:name="P2" style:family="paragraph" style:parent-style-name="Normálny">
      <style:text-properties officeooo:rsid="001911f1" officeooo:paragraph-rsid="001911f1"/>
    </style:style>
    <style:style style:name="P3" style:family="paragraph" style:parent-style-name="Normálny">
      <style:text-properties officeooo:rsid="00207a7e" officeooo:paragraph-rsid="00207a7e"/>
    </style:style>
    <style:style style:name="P4" style:family="paragraph" style:parent-style-name="Normálny">
      <style:text-properties officeooo:rsid="0024231a" officeooo:paragraph-rsid="0024231a"/>
    </style:style>
    <style:style style:name="P5" style:family="paragraph" style:parent-style-name="Normálny">
      <style:text-properties officeooo:rsid="0025a9e3" officeooo:paragraph-rsid="0025a9e3"/>
    </style:style>
    <style:style style:name="P6" style:family="paragraph" style:parent-style-name="Heading_20_1">
      <style:text-properties officeooo:paragraph-rsid="00173480"/>
    </style:style>
    <style:style style:name="T1" style:family="text">
      <style:text-properties officeooo:rsid="0016f1a3"/>
    </style:style>
    <style:style style:name="T2" style:family="text">
      <style:text-properties officeooo:rsid="00173480"/>
    </style:style>
    <style:style style:name="T3" style:family="text">
      <style:text-properties officeooo:rsid="001a8acc"/>
    </style:style>
    <style:style style:name="T4" style:family="text">
      <style:text-properties officeooo:rsid="001c242d"/>
    </style:style>
    <style:style style:name="T5" style:family="text">
      <style:text-properties officeooo:rsid="001cd8ff"/>
    </style:style>
    <style:style style:name="T6" style:family="text">
      <style:text-properties officeooo:rsid="001d4535"/>
    </style:style>
    <style:style style:name="T7" style:family="text">
      <style:text-properties officeooo:rsid="001dd2f0"/>
    </style:style>
    <style:style style:name="T8" style:family="text">
      <style:text-properties officeooo:rsid="001facbf"/>
    </style:style>
    <style:style style:name="T9" style:family="text">
      <style:text-properties officeooo:rsid="002064a2"/>
    </style:style>
    <style:style style:name="T10" style:family="text">
      <style:text-properties officeooo:rsid="0021f089"/>
    </style:style>
    <style:style style:name="T11" style:family="text">
      <style:text-properties officeooo:rsid="00234d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ipojenie GNS3 ku lokálnej sieti <text:span text:style-name="T2">a</text:span> internetu<text:span text:style-name="T1"> + Prepojenie GNS3 medzi sebou <text:s/>v OS Debian 8.6.0 x64 LXDE</text:span></text:h>
      <text:p text:style-name="P1">Nainštalujeme potrebné balíčky</text:p>
      <text:p text:style-name="Normálny"/>
      <text:p text:style-name="Normálny">sudo apt-get install uml-utilities bridge-utils</text:p>
      <text:p text:style-name="Normálny"/>
      <text:p text:style-name="Normálny">Vytvor<text:span text:style-name="T2">í</text:span>me skript <text:span text:style-name="T2">s názvom napr. “bridge_interface.sh”:</text:span></text:p>
      <text:p text:style-name="Normálny"/>
      <text:p text:style-name="Normálny">#!/bin/bash</text:p>
      <text:p text:style-name="Normálny">#Delete tap interface</text:p>
      <text:p text:style-name="Normálny">echo "Deleting bridge interface ..."</text:p>
      <text:p text:style-name="Normálny"/>
      <text:p text:style-name="Normálny">sudo ifconfig br0 down</text:p>
      <text:p text:style-name="Normálny">sudo brctl delif br0 eth0</text:p>
      <text:p text:style-name="Normálny">sudo brctl delif br0 tap0</text:p>
      <text:p text:style-name="Normálny">sudo brctl delbr br0</text:p>
      <text:p text:style-name="Normálny">sudo tunctl -d tap0</text:p>
      <text:p text:style-name="Normálny">sudo ifconfig eth0 up</text:p>
      <text:p text:style-name="Normálny">sudo dhclient eth0</text:p>
      <text:p text:style-name="Normálny">#sudo ifconfig eth0 192.168.1.50</text:p>
      <text:p text:style-name="Normálny">#sudo route add default gw 192.168.0.1</text:p>
      <text:p text:style-name="Normálny"/>
      <text:p text:style-name="Normálny">echo "Bridging interfaces ..."</text:p>
      <text:p text:style-name="Normálny"/>
      <text:p text:style-name="Normálny">#Create a tap interface</text:p>
      <text:p text:style-name="Normálny">sudo tunctl -t tap0</text:p>
      <text:p text:style-name="Normálny">#Remove ip addressing and set eth0 and tap0 to promiscuous mode</text:p>
      <text:p text:style-name="Normálny">sudo ifconfig tap0 0.0.0.0 promisc up</text:p>
      <text:p text:style-name="Normálny">sudo ifconfig eth0 0.0.0.0 promisc up</text:p>
      <text:p text:style-name="Normálny">#Create a new bridge interface</text:p>
      <text:p text:style-name="Normálny">sudo brctl addbr br0</text:p>
      <text:p text:style-name="Normálny">#Add tap0 and eth0 to the bridge group</text:p>
      <text:p text:style-name="Normálny">sudo brctl addif br0 tap0</text:p>
      <text:p text:style-name="Normálny">sudo brctl addif br0 eth0</text:p>
      <text:p text:style-name="Normálny">#Enable the bridge interface and give it an ip address</text:p>
      <text:p text:style-name="Normálny">sudo ifconfig br0 up</text:p>
      <text:p text:style-name="Normálny">#sudo ifconfig br0 192.168.1.50/24</text:p>
      <text:p text:style-name="Normálny">sudo dhclient br0</text:p>
      <text:p text:style-name="Normálny">#Configure the default route</text:p>
      <text:p text:style-name="Normálny">#sudo route add default gw 192.168.0.1</text:p>
      <text:p text:style-name="Normálny"/>
      <text:p text:style-name="Normálny"/>
      <text:p text:style-name="Normálny"><text:span text:style-name="T2">Pridelíme skriptu oprávnenia na vykonávanie a s</text:span>pust<text:span text:style-name="T2">í</text:span>me skript</text:p>
      <text:p text:style-name="P1">sudo chmod 744 bridge_interface.sh</text:p>
      <text:p text:style-name="P1">./bridge_interface.sh</text:p>
      <text:p text:style-name="P1"/>
      <text:p text:style-name="P2"><text:soft-page-break/>Môžeme overiť zoznam bridge interface zariadení:</text:p>
      <text:p text:style-name="P2"/>
      <text:p text:style-name="P2">brctl show</text:p>
      <text:p text:style-name="P2">ip a</text:p>
      <text:p text:style-name="Normálny"/>
      <text:p text:style-name="Normálny">Vytvor<text:span text:style-name="T3">í</text:span>me topol<text:span text:style-name="T3">ó</text:span>giu Cloud-<text:span text:style-name="T3">smerovač </text:span>(<text:span text:style-name="T3">ľubovoľný</text:span>)</text:p>
      <text:p text:style-name="Normálny"/>
      <text:p text:style-name="Normálny">Nastav<text:span text:style-name="T3">í</text:span>me Cloud</text:p>
      <text:p text:style-name="Normálny">Prav<text:span text:style-name="T3">é</text:span> tla<text:span text:style-name="T3">č</text:span>idlo na <text:span text:style-name="T3">Cloud</text:span> -&gt; Configure -&gt; z<text:span text:style-name="T3">á</text:span>lo<text:span text:style-name="T3">žk</text:span>a TAP -&gt; do TAP interface zad<text:span text:style-name="T3">á</text:span>me "tap0" bez <text:span text:style-name="T3">ú</text:span>vodzoviek a klikneme na tla<text:span text:style-name="T3">č</text:span>idlo "Add" -&gt; OK</text:p>
      <text:p text:style-name="Normálny"/>
      <text:p text:style-name="Normálny">Prepoj<text:span text:style-name="T4">í</text:span>me <text:span text:style-name="T4">smerovač </text:span>a Cloud</text:p>
      <text:p text:style-name="Normálny"/>
      <text:p text:style-name="Normálny">Spust<text:span text:style-name="T5">í</text:span>me simul<text:span text:style-name="T5">á</text:span>ciu</text:p>
      <text:p text:style-name="Normálny"/>
      <text:p text:style-name="Normálny">Nastav<text:span text:style-name="T6">í</text:span>me smerova<text:span text:style-name="T6">č</text:span> (kroky <text:span text:style-name="T6">sú uvádzané </text:span>pre Cisco smerova<text:span text:style-name="T6">č</text:span>)</text:p>
      <text:p text:style-name="Normálny">Prav<text:span text:style-name="T6">é </text:span>tla<text:span text:style-name="T6">č</text:span>idlo na <text:span text:style-name="T7">smerovač </text:span>-&gt; Console</text:p>
      <text:p text:style-name="Normálny"/>
      <text:p text:style-name="Normálny">conf t</text:p>
      <text:p text:style-name="Normálny">int f0/0</text:p>
      <text:p text:style-name="Normálny">ip address dhcp</text:p>
      <text:p text:style-name="Normálny">no shutdown</text:p>
      <text:p text:style-name="Normálny">exit</text:p>
      <text:p text:style-name="Normálny">ip domain-lookup</text:p>
      <text:p text:style-name="Normálny">exit</text:p>
      <text:p text:style-name="Normálny"/>
      <text:p text:style-name="Normálny">Otestujeme nastavenia smerova<text:span text:style-name="T8">č</text:span>a a <text:span text:style-name="T9">jeho </text:span>konektivitu</text:p>
      <text:p text:style-name="Normálny">show ip interface brief</text:p>
      <text:p text:style-name="Normálny">show ip route</text:p>
      <text:p text:style-name="Normálny">ping &lt;default_gateway&gt;</text:p>
      <text:p text:style-name="P3">ping &lt;lokalny_pc&gt;</text:p>
      <text:p text:style-name="Normálny">ping 8.8.8.8</text:p>
      <text:p text:style-name="Normálny">ping google.com</text:p>
      <text:p text:style-name="Normálny"/>
      <text:p text:style-name="Normálny">Mali by sme sa dopinga<text:span text:style-name="T11">ť</text:span> v<text:span text:style-name="T10">š</text:span>ade: na <text:span text:style-name="T10">hosťovský počítač </text:span>aj na internet. <text:span text:style-name="T11">Podobne by mala byť funkčná konektivita aj z hosťovského počítača na smerovač vnútri GNS3.</text:span></text:p>
      <text:p text:style-name="Normálny"/>
      <text:p text:style-name="P4">Poznámka: Návod funguje iba na káblové pripojenie k internetu. Pripojenie GNS3 ku bezdrôtovej sieťovke je takmer nemožné (cez terminál).</text:p>
      <text:p text:style-name="P4"/>
      <text:p text:style-name="P5">Zdroje:</text:p>
      <text:p text:style-name="P5"><text:a xlink:type="simple" xlink:href="http://www.blindhog.net/linux-bridging-for-gns3-lan-communications/" text:style-name="Internet_20_link" text:visited-style-name="Visited_20_Internet_20_Link">http://www.blindhog.net/linux-bridging-for-gns3-lan-communications/</text:a></text:p>
      <text:p text:style-name="P5"><text:a xlink:type="simple" xlink:href="https://www.youtube.com/watch?v=ZbiyxUVY6Sc" text:style-name="Internet_20_link" text:visited-style-name="Visited_20_Internet_20_Link">https://www.youtube.com/watch?v=ZbiyxUVY6Sc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ormálny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dvolené_20_písmo_20_odseku" style:display-name="Predvolené písmo odseku" style:family="text"/>
    <style:style style:name="Hypertextové_20_prepojenie" style:display-name="Hypertextové prepojenie" style:family="text" style:parent-style-name="Predvolené_20_písmo_20_odseku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6:00:44.315054948</meta:creation-date>
    <dc:date>2016-10-29T20:02:43.944468802</dc:date>
    <meta:editing-duration>PT1H8M44S</meta:editing-duration>
    <meta:editing-cycles>16</meta:editing-cycles>
    <meta:generator>LibreOffice/4.3.3.2$Linux_X86_64 LibreOffice_project/430m0$Build-2</meta:generator>
    <meta:document-statistic meta:table-count="0" meta:image-count="0" meta:object-count="0" meta:page-count="2" meta:paragraph-count="65" meta:word-count="328" meta:character-count="2199" meta:non-whitespace-character-count="1935"/>
  </office:meta>
</office:document-meta>
</file>